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mpl.Paramet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setDescriptionSet(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getCastor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setCastorDescriptions( DescriptionSet castor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toString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